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gratulations, your 123-reg user account has now been created on our servers. We have e-mailed your login details to mice@mindless.com.</text:p>
      <text:p text:style-name="P1"/>
      <text:p text:style-name="P1">Your account login details are also below:</text:p>
      <text:p text:style-name="P1">Username: shipsmouse</text:p>
      <text:p text:style-name="P1">Password: 4sUJDnaw</text:p>
      <text:p text:style-name="P1"/>
      <text:p text:style-name="P1"/>
      <text:p text:style-name="P1"/>
      <text:p text:style-name="P1"/>
      <text:p text:style-name="P1"/>
      <text:p text:style-name="P1"/>
      <text:p text:style-name="P1">Justin Somper on other websites:</text:p>
      <text:p text:style-name="P1"/>
      <text:p text:style-name="P1">Blog</text:p>
      <text:p text:style-name="P1">http://www.bbc.co.uk/blogs/bluepeter/2007/02/meet_the_author_1.shtml</text:p>
      <text:p text:style-name="P1">http://www.bbc.co.uk/blogs/bluepeter/2007/03/getting_started_and_getting_pu_1.shtml</text:p>
      <text:p text:style-name="P1">http://www.bbc.co.uk/blogs/bluepeter/2007/03/developing_your_characters_1.shtml</text:p>
      <text:p text:style-name="P1">http://www.bbc.co.uk/blogs/bluepeter/2007/03/inspiration_vs_perspiration.shtml</text:p>
      <text:p text:style-name="P1">http://www.bbc.co.uk/blogs/bluepeter/2007/03/an_interview_with_reeper.shtml</text:p>
      <text:p text:style-name="P1">http://www.bbc.co.uk/blogs/bluepeter/2007/04/writers_block.shtml</text:p>
      <text:p text:style-name="P1">http://www.bbc.co.uk/blogs/bluepeter/2007/04/ask_the_author.shtml</text:p>
      <text:p text:style-name="P1">http://www.bbc.co.uk/blogs/bluepeter/2007/04/vampirates_goes_global.shtml</text:p>
      <text:p text:style-name="P1">http://www.bbc.co.uk/blogs/bluepeter/2007/04/post_14.shtml</text:p>
      <text:p text:style-name="P1">http://www.bbc.co.uk/blogs/bluepeter/2007/05/publishing_the_story_continues.shtml</text:p>
      <text:p text:style-name="P1">http://www.bbc.co.uk/blogs/bluepeter/2007/05/confession_time.shtml</text:p>
      <text:p text:style-name="P1">http://www.bbc.co.uk/blogs/bluepeter/2007/05/lets_talk_about_dialogue.shtml</text:p>
      <text:p text:style-name="P1">http://www.bbc.co.uk/blogs/bluepeter/2007/05/a_day_in_the_life.shtml</text:p>
      <text:p text:style-name="P1">http://www.bbc.co.uk/blogs/bluepeter/2007/05/the_end_or_is_it_1.shtml</text:p>
      <text:p text:style-name="P1">http://www.bbc.co.uk/blogs/bluepeter/2007/06/your_questions_1.shtml</text:p>
      <text:p text:style-name="P1">http://www.bbc.co.uk/blogs/bluepeter/2007/06/let_the_edits_begin.shtml</text:p>
      <text:p text:style-name="P1">http://www.bbc.co.uk/blogs/bluepeter/2007/06/party_time_1.shtml</text:p>
      <text:p text:style-name="P1">http://www.bbc.co.uk/blogs/bluepeter/2007/06/ten_tip_top_tips_for_budding_w.shtml</text:p>
      <text:p text:style-name="P1">http://www.bbc.co.uk/blogs/bluepeter/2007/07/so_long_guys_1.shtml</text:p>
      <text:p text:style-name="P1"/>
      <text:p text:style-name="P1">http://www.vampirates.co.uk/</text:p>
      <text:p text:style-name="P1"/>
      <text:p text:style-name="P1">http://www.freewebs.com/thenocturn/index.htm</text:p>
      <text:p text:style-name="P1">http://www.freewebs.com/thenocturn/leaveamessage.htm</text:p>
      <text:p text:style-name="P1"/>
      <text:p text:style-name="P1">http://en.wikipedia.org/wiki/Justin_Somper</text:p>
      <text:p text:style-name="P1"/>
      <text:p text:style-name="P1">http://www.hachettebookgroupusa.com/authors/55/3619/index.html</text:p>
      <text:p text:style-name="P1">http://www.hachettebookgroupusa.com/authors/55/3619/interview23799.html</text:p>
      <text:p text:style-name="P1"/>
      <text:p text:style-name="P1">http://www.randomhouse.co.uk/childrens/grownups/features/wbd.htm</text:p>
      <text:p text:style-name="P1"/>
      <text:p text:style-name="P1">http://www.stalbansobserver.co.uk/news/features/display.var.607171.0.interview_with_a_vampire_writer.php</text:p>
      <text:p text:style-name="P1"/>
      <text:p text:style-name="P1">http://www.simonsays.com/content/destination.cfm?tab=65&amp;pid=583252</text:p>
      <text:p text:style-name="P1"/>
      <text:p text:style-name="P1">http://www.bbc.co.uk/bbc7/kids/authors/somper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creation-date>2007-09-03T09:04:38</meta:creation-date>
    <dc:date>2007-09-06T03:59:30</dc:date>
    <dc:language>en-GB</dc:language>
    <meta:editing-cycles>6</meta:editing-cycles>
    <meta:editing-duration>PT21H27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5" meta:word-count="294" meta:character-count="2180"/>
  </office:meta>
</office:document-meta>
</file>